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1" svg:font-family="'Segoe UI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cc" draw:textarea-horizontal-align="justify" draw:textarea-vertical-align="middle" draw:auto-grow-height="false" fo:min-height="24.25cm" fo:min-width="29.292cm"/>
    </style:style>
    <style:style style:name="gr2" style:family="graphic" style:parent-style-name="standard">
      <style:graphic-properties draw:fill-color="#004586" draw:textarea-horizontal-align="justify" draw:textarea-vertical-align="middle" draw:auto-grow-height="false" fo:min-height="2.304cm" fo:min-width="9.9cm"/>
    </style:style>
    <style:style style:name="gr3" style:family="graphic" style:parent-style-name="standard">
      <style:graphic-properties draw:fill-color="#004586" draw:textarea-horizontal-align="justify" draw:textarea-vertical-align="middle" draw:auto-grow-height="false" fo:min-height="2.42cm" fo:min-width="9.9cm"/>
    </style:style>
    <style:style style:name="gr4" style:family="graphic" style:parent-style-name="standard">
      <style:graphic-properties draw:fill-color="#004586" draw:textarea-horizontal-align="justify" draw:textarea-vertical-align="middle" draw:auto-grow-height="false" fo:min-height="3.464cm" fo:min-width="5cm"/>
    </style:style>
    <style:style style:name="gr5" style:family="graphic" style:parent-style-name="standard">
      <style:graphic-properties draw:stroke="dash" draw:stroke-dash="Fine_20_Dashed" draw:fill-color="#cfe7f5" draw:textarea-horizontal-align="justify" draw:textarea-vertical-align="middle" draw:auto-grow-height="false" fo:min-height="2.537cm" fo:min-width="11.1cm"/>
    </style:style>
    <style:style style:name="gr6" style:family="graphic" style:parent-style-name="standard">
      <style:graphic-properties draw:stroke="dash" draw:stroke-dash="Fine_20_Dashed" draw:fill-color="#cfe7f5" draw:textarea-horizontal-align="justify" draw:textarea-vertical-align="middle" draw:auto-grow-height="false" fo:min-height="2.304cm" fo:min-width="8cm"/>
    </style:style>
    <style:style style:name="gr7" style:family="graphic" style:parent-style-name="standard">
      <style:graphic-properties draw:stroke="dash" draw:stroke-dash="_32__20_Dots_20_1_20_Dash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dash" draw:stroke-dash="Fine_20_Dashed" draw:fill-color="#cfe7f5" draw:textarea-horizontal-align="justify" draw:textarea-vertical-align="middle" draw:auto-grow-height="false" fo:min-height="2.304cm" fo:min-width="12cm"/>
    </style:style>
    <style:style style:name="P1" style:family="paragraph">
      <loext:graphic-properties draw:fill-color="#ffffcc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4586"/>
      <style:paragraph-properties fo:text-align="center"/>
      <style:text-properties style:font-name="Segoe UI1" fo:font-size="18pt" style:font-size-asian="18pt" style:font-size-complex="18pt"/>
    </style:style>
    <style:style style:name="P4" style:family="paragraph">
      <loext:graphic-properties draw:fill-color="#cfe7f5"/>
      <style:paragraph-properties fo:text-align="center"/>
      <style:text-properties style:font-name="Segoe UI1" fo:font-size="18pt" fo:font-weight="bold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style:font-name="Segoe UI1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Segoe UI1" fo:font-size="18pt" fo:font-weight="bold" style:letter-kerning="true" style:font-name-asian="Microsoft YaHei" style:font-size-asian="18pt" style:font-name-complex="Mangal" style:font-size-complex="18pt"/>
    </style:style>
    <style:style style:name="T3" style:family="text">
      <style:text-properties style:font-name="Segoe UI1" fo:font-size="18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9.792cm" svg:height="24.5cm" draw:transform="skewX (-0.000698131700797732) translate (7.2cm 2.9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0.4cm" svg:height="2.554cm" svg:x="11cm" svg:y="9.6cm">
          <text:p text:style-name="P2"><text:span text:style-name="T1">GenericDa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5" draw:id="id5" draw:layer="layout" svg:width="10.4cm" svg:height="2.67cm" svg:x="11cm" svg:y="15.06cm">
          <text:p text:style-name="P2"><text:span text:style-name="T1">ResourceDao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3" draw:id="id3" draw:layer="layout" svg:width="5.5cm" svg:height="3.714cm" svg:x="13.4cm" svg:y="20.401cm">
          <text:p text:style-name="P2"><text:span text:style-name="T1">ResourceEntity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4" draw:id="id4" draw:layer="layout" svg:width="11.6cm" svg:height="2.787cm" svg:x="24cm" svg:y="20.864cm">
          <text:p text:style-name="P2"><text:span text:style-name="T2">app/models/data/entities/{resource}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10.4cm" svg:height="2.554cm" svg:x="10.8cm" svg:y="4.46cm">
          <text:p text:style-name="P2"><text:span text:style-name="T1">GenericReadOnlyDao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2" draw:id="id2" draw:layer="layout" svg:width="8.5cm" svg:height="2.554cm" svg:x="24cm" svg:y="4.46cm">
          <text:p text:style-name="P2"><text:span text:style-name="T3">app/models/persistence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21.2cm" svg:y1="5.737cm" svg:x2="24cm" svg:y2="5.737cm" draw:start-shape="id1" draw:start-glue-point="1" draw:end-shape="id2" draw:end-glue-point="3" svg:d="M21200 5737h2800" svg:viewBox="0 0 2801 1">
          <text:p/>
        </draw:connector>
        <draw:connector draw:style-name="gr7" draw:text-style-name="P2" draw:layer="layout" svg:x1="18.9cm" svg:y1="22.258cm" svg:x2="24cm" svg:y2="22.257cm" draw:start-shape="id3" draw:start-glue-point="1" draw:end-shape="id4" draw:end-glue-point="3" svg:d="M18900 22258h2550v-1h2550" svg:viewBox="0 0 5101 2">
          <text:p/>
        </draw:connector>
        <draw:line draw:style-name="gr8" draw:text-style-name="P5" draw:layer="layout" svg:x1="16.2cm" svg:y1="9.7cm" svg:x2="16.2cm" svg:y2="6.9cm">
          <text:p/>
        </draw:line>
        <draw:line draw:style-name="gr8" draw:text-style-name="P5" draw:layer="layout" svg:x1="16.2cm" svg:y1="15.1cm" svg:x2="16.2cm" svg:y2="12cm">
          <text:p/>
        </draw:line>
        <draw:line draw:style-name="gr9" draw:text-style-name="P5" draw:layer="layout" svg:x1="16.2cm" svg:y1="17.6cm" svg:x2="16.2cm" svg:y2="20.4cm">
          <text:p/>
        </draw:line>
        <draw:custom-shape draw:style-name="gr10" draw:text-style-name="P4" xml:id="id6" draw:id="id6" draw:layer="layout" svg:width="12.5cm" svg:height="2.554cm" svg:x="24cm" svg:y="15.16cm">
          <text:p text:style-name="P2"><text:span text:style-name="T3">app/models/repository/impl/{resource}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21.4cm" svg:y1="16.395cm" svg:x2="24cm" svg:y2="16.437cm" draw:start-shape="id5" draw:start-glue-point="1" draw:end-shape="id6" draw:end-glue-point="3" svg:d="M21400 16395h1300v42h1300" svg:viewBox="0 0 2601 4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1" svg:font-family="'Segoe UI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01T11:03:31.328000000</meta:creation-date>
    <dc:date>2015-10-26T16:12:05.997000000</dc:date>
    <meta:editing-duration>PT45M24S</meta:editing-duration>
    <meta:editing-cycles>10</meta:editing-cycles>
    <meta:generator>LibreOffice/5.0.2.2$Windows_x86 LibreOffice_project/37b43f919e4de5eeaca9b9755ed688758a8251fe</meta:generator>
    <meta:document-statistic meta:object-count="14"/>
  </office:meta>
</office:document-meta>
</file>